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 style:text-underline-style="solid" style:text-underline-width="auto" style:text-underline-color="font-color" fo:font-weight="normal" style:font-weight-asian="normal" style:font-weight-complex="normal"/>
    </style:style>
    <style:style style:name="P2" style:family="paragraph" style:parent-style-name="Text_20_body">
      <style:text-properties fo:language="en" fo:country="US" style:text-underline-style="none" fo:font-weight="normal" style:font-weight-asian="normal" style:font-weight-complex="normal"/>
    </style:style>
    <style:style style:name="P3" style:family="paragraph" style:parent-style-name="Text_20_body">
      <style:text-properties style:text-underline-style="solid" style:text-underline-width="auto" style:text-underline-color="font-color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text-properties fo:language="en" fo:country="US"/>
    </style:style>
    <style:style style:name="P6" style:family="paragraph" style:parent-style-name="Text_20_body" style:list-style-name="L1">
      <style:text-properties fo:language="en" fo:country="US" fo:font-weight="normal" style:font-weight-asian="normal" style:font-weight-complex="normal"/>
    </style:style>
    <style:style style:name="P7" style:family="paragraph" style:parent-style-name="Text_20_body" style:list-style-name="L2">
      <style:text-properties fo:language="en" fo:country="US" style:text-underline-style="none" fo:font-weight="normal" style:font-weight-asian="normal" style:font-weight-complex="normal"/>
    </style:style>
    <style:style style:name="P8" style:family="paragraph" style:parent-style-name="Text_20_body" style:list-style-name="L1">
      <style:text-properties fo:font-weight="normal" style:font-weight-asian="normal" style:font-weight-complex="normal"/>
    </style:style>
    <style:style style:name="P9" style:family="paragraph" style:parent-style-name="Text_20_body" style:list-style-name="L2"/>
    <style:style style:name="T1" style:family="text">
      <style:text-properties fo:language="en" fo:country="US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Study of schizofrenia</text:h>
      <text:p text:style-name="P3">Data – <text:bookmark-start text:name="__DdeLink__22_86742519"/>fMRI function connectivity matrices 90x90, 203 subjects - 112 volunteers, 91 patients<text:bookmark-end text:name="__DdeLink__22_86742519"/></text:p>
      <text:p text:style-name="Text_20_body">LOO performances:</text:p>
      <text:list xml:id="list5844575971439014870" text:style-name="L1">
        <text:list-item>
          <text:p text:style-name="P4">MATLAB classification forest </text:p>
          <text:list>
            <text:list-item>
              <text:p text:style-name="P4">(default settings) – 10 trees: 64,53%; <text:span text:style-name="T1">11 trees: 66,01%; </text:span>100 trees 69,46%; 1000 trees 70,94%</text:p>
            </text:list-item>
            <text:list-item>
              <text:p text:style-name="P4"><text:bookmark-start text:name="__DdeLink__24_86742519"/>(100 trees, F<text:bookmark-start text:name="__DdeLink__92_1547266055"/>boot: 1, SampleWithReplacement: <text:span text:style-name="T1">'on', NvarToSample: 2000, MinLeaf: 1, SplitCriterion: 'deviance', Surrogate: 'off'): 74,88%</text:span><text:bookmark-end text:name="__DdeLink__24_86742519"/><text:bookmark-end text:name="__DdeLink__92_1547266055"/></text:p>
            </text:list-item>
            <text:list-item>
              <text:p text:style-name="P5">(11 trees, Fboot: 0.5, SampleWithReplacement: 'off', NvarToSample: 100, MinLeaf: 1, SplitCriterion: 'deviance', Surrogate: 'off'): 74,38%</text:p>
            </text:list-item>
          </text:list>
        </text:list-item>
        <text:list-item>
          <text:p text:style-name="P5">Stump forest </text:p>
          <text:list>
            <text:list-item>
              <text:p text:style-name="P5">Stump trees (11): 58,13%</text:p>
            </text:list-item>
            <text:list-item>
              <text:p text:style-name="P5">Linear trees (11): 66,01%</text:p>
            </text:list-item>
          </text:list>
        </text:list-item>
        <text:list-item>
          <text:p text:style-name="P5">Linear tree forest (11): </text:p>
          <text:list>
            <text:list-item>
              <text:p text:style-name="P5">(maxSplits = 25): 69,95%</text:p>
            </text:list-item>
            <text:list-item>
              <text:p text:style-name="P5">(maxSplits = 'all'): 72,91%</text:p>
            </text:list-item>
          </text:list>
        </text:list-item>
        <text:list-item>
          <text:p text:style-name="P4">PCA → LDA (20 features): 75%</text:p>
        </text:list-item>
        <text:list-item>
          <text:p text:style-name="P4">SVM: <text:span text:style-name="T1">73</text:span>%</text:p>
        </text:list-item>
        <text:list-item>
          <text:p text:style-name="P4">RDA: 100%</text:p>
        </text:list-item>
      </text:list>
      <text:p text:style-name="P3">Data - fMRI structure connectivity matrices 90x90, 203 subjects - 112 volunteers, 91 patients</text:p>
      <text:p text:style-name="Text_20_body">LOO performaces:</text:p>
      <text:list xml:id="list43218225" text:continue-numbering="true" text:style-name="L1">
        <text:list-item>
          <text:p text:style-name="P8">MATLAB classification forest (100 trees, Fboot: 1, SampleWithReplacement: <text:span text:style-name="T1">'off', NvarToSample: 500, MinLeaf: 8, SplitCriterion: 'gdi', Surrogate: 'off'): 57,14%</text:span></text:p>
        </text:list-item>
        <text:list-item>
          <text:p text:style-name="P6"><text:span text:style-name="T1">Stump forest (11 trees – primitive version): 5</text:span>7,14<text:span text:style-name="T1">%</text:span></text:p>
        </text:list-item>
        <text:list-item>
          <text:p text:style-name="P6">SVM: 57%</text:p>
        </text:list-item>
        <text:list-item>
          <text:p text:style-name="P6">RDA: 67%</text:p>
        </text:list-item>
      </text:list>
      <text:p text:style-name="P1">Data – <text:bookmark-start text:name="__DdeLink__22_867425191"/>fMRI function connectivity matrices 88x88, 190 subjects - 100 volunteers, 90 patients<text:bookmark-end text:name="__DdeLink__22_867425191"/></text:p>
      <text:p text:style-name="P2">LOO performaces:</text:p>
      <text:list xml:id="list5488644814454232170" text:style-name="L2">
        <text:list-item>
          <text:p text:style-name="P9">MATLAB classification forest </text:p>
          <text:list>
            <text:list-item>
              <text:p text:style-name="P7">(default settings) – 11 trees: 62,11%</text:p>
            </text:list-item>
            <text:list-item>
              <text:p text:style-name="P7">(11 trees, Fboot: 0.8, SampleWithReplacement: 'off', NvarToSample: 'all', MinLeaf: 1, <text:soft-page-break/>SplitCriterion: 'deviance', Surrogate: 'off'): 75,26%</text:p>
            </text:list-item>
          </text:list>
        </text:list-item>
        <text:list-item>
          <text:p text:style-name="P7">Linear tree forest (11): </text:p>
          <text:list>
            <text:list-item>
              <text:p text:style-name="P7"><text:bookmark-start text:name="__DdeLink__62_1228293541"/>(maxSplits = 10) – 11 trees: 71,58%<text:bookmark-end text:name="__DdeLink__62_1228293541"/></text:p>
            </text:list-item>
            <text:list-item>
              <text:p text:style-name="P7">(maxSplits = 25, 50, Inf) – 11 trees: 73,68%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3-05T10:47:40.668193192</meta:creation-date>
    <dc:date>2015-05-30T23:04:35.91</dc:date>
    <meta:editing-duration>PT12H40M14S</meta:editing-duration>
    <meta:editing-cycles>13</meta:editing-cycles>
    <meta:generator>OpenOffice/4.1.1$Win32 OpenOffice.org_project/411m6$Build-9775</meta:generator>
    <meta:document-statistic meta:table-count="0" meta:image-count="0" meta:object-count="0" meta:page-count="2" meta:paragraph-count="30" meta:word-count="228" meta:character-count="1483"/>
  </office:meta>
</office:document-meta>
</file>